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1">
  <office:automatic-styles/>
  <office:body>
    <office:spreadsheet>
      <table:table table:name="Solicitudes">
        <table:table-row>
          <table:table-cell>
            <text:p>000001</text:p>
          </table:table-cell>
          <table:table-cell>
            <text:p>1</text:p>
          </table:table-cell>
          <table:table-cell>
            <text:p>rafa</text:p>
          </table:table-cell>
          <table:table-cell>
            <text:p>2014-05-01</text:p>
          </table:table-cell>
        </table:table-row>
        <table:table-row>
          <table:table-cell>
            <text:p>000002</text:p>
          </table:table-cell>
          <table:table-cell>
            <text:p>1</text:p>
          </table:table-cell>
          <table:table-cell>
            <text:p>rafa</text:p>
          </table:table-cell>
          <table:table-cell>
            <text:p>2014-05-01</text:p>
          </table:table-cell>
        </table:table-row>
        <table:table-row>
          <table:table-cell>
            <text:p>000003</text:p>
          </table:table-cell>
          <table:table-cell>
            <text:p>2</text:p>
          </table:table-cell>
          <table:table-cell>
            <text:p>rafa</text:p>
          </table:table-cell>
          <table:table-cell>
            <text:p>2014-05-01</text:p>
          </table:table-cell>
        </table:table-row>
        <table:table-row>
          <table:table-cell>
            <text:p>000004</text:p>
          </table:table-cell>
          <table:table-cell>
            <text:p>4</text:p>
          </table:table-cell>
          <table:table-cell>
            <text:p>rafa</text:p>
          </table:table-cell>
          <table:table-cell>
            <text:p>2014-05-01</text:p>
          </table:table-cell>
        </table:table-row>
        <table:table-row>
          <table:table-cell>
            <text:p>000005</text:p>
          </table:table-cell>
          <table:table-cell>
            <text:p>1</text:p>
          </table:table-cell>
          <table:table-cell>
            <text:p>rafa</text:p>
          </table:table-cell>
          <table:table-cell>
            <text:p>2014-05-01</text:p>
          </table:table-cell>
        </table:table-row>
        <table:table-row>
          <table:table-cell>
            <text:p>655869</text:p>
          </table:table-cell>
          <table:table-cell>
            <text:p>16</text:p>
          </table:table-cell>
          <table:table-cell>
            <text:p>Adela</text:p>
          </table:table-cell>
          <table:table-cell>
            <text:p>2014-05-01</text:p>
          </table:table-cell>
        </table:table-row>
        <table:table-row>
          <table:table-cell>
            <text:p>8484848</text:p>
          </table:table-cell>
          <table:table-cell>
            <text:p>156</text:p>
          </table:table-cell>
          <table:table-cell>
            <text:p>rafa</text:p>
          </table:table-cell>
          <table:table-cell>
            <text:p>2014-05-01</text:p>
          </table:table-cell>
        </table:table-row>
        <table:table-row>
          <table:table-cell>
            <text:p>42232233</text:p>
          </table:table-cell>
          <table:table-cell>
            <text:p>0</text:p>
          </table:table-cell>
          <table:table-cell>
            <text:p>rafa</text:p>
          </table:table-cell>
          <table:table-cell>
            <text:p>2014-05-01</text:p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1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1">
  <office:meta>
    <meta:generator>ODFPY/0.9.6</meta:generator>
  </office:meta>
</office:document-meta>
</file>